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TOC1" style:family="paragraph">
      <style:paragraph-properties>
        <style:tab-stops>
          <style:tab-stop style:type="right" style:leader-style="dotted" style:leader-text="." style:position="7.493in"/>
        </style:tab-stops>
      </style:paragraph-properties>
    </style:style>
    <style:style style:name="T16" style:parent-style-name="Hyperlink" style:family="text">
      <style:text-properties style:font-name="Times New Roman" fo:font-weight="bold" style:font-weight-asian="bold" style:font-weight-complex="bold"/>
    </style:style>
    <style:style style:name="P17" style:parent-style-name="TOC1" style:family="paragraph">
      <style:paragraph-properties>
        <style:tab-stops>
          <style:tab-stop style:type="right" style:leader-style="dotted" style:leader-text="." style:position="7.493in"/>
        </style:tab-stops>
      </style:paragraph-properties>
    </style:style>
    <style:style style:name="T18" style:parent-style-name="Hyperlink" style:family="text">
      <style:text-properties style:font-name="Times New Roman" fo:font-weight="bold" style:font-weight-asian="bold" style:font-weight-complex="bold"/>
    </style:style>
    <style:style style:name="P19" style:parent-style-name="TOC1" style:family="paragraph">
      <style:paragraph-properties>
        <style:tab-stops>
          <style:tab-stop style:type="right" style:leader-style="dotted" style:leader-text="." style:position="7.493in"/>
        </style:tab-stops>
      </style:paragraph-properties>
    </style:style>
    <style:style style:name="T20" style:parent-style-name="Hyperlink" style:family="text">
      <style:text-properties style:font-name="Times New Roman" fo:font-weight="bold" style:font-weight-asian="bold" style:font-weight-complex="bold"/>
    </style:style>
    <style:style style:name="P21" style:parent-style-name="TOC1" style:family="paragraph">
      <style:paragraph-properties>
        <style:tab-stops>
          <style:tab-stop style:type="right" style:leader-style="dotted" style:leader-text="." style:position="7.493in"/>
        </style:tab-stops>
      </style:paragraph-properties>
    </style:style>
    <style:style style:name="T22" style:parent-style-name="Hyperlink" style:family="text">
      <style:text-properties style:font-name="Times New Roman" fo:font-weight="bold" style:font-weight-asian="bold" style:font-weight-complex="bold"/>
    </style:style>
    <style:style style:name="P23" style:parent-style-name="TOC2" style:family="paragraph">
      <style:paragraph-properties>
        <style:tab-stops>
          <style:tab-stop style:type="right" style:leader-style="dotted" style:leader-text="." style:position="7.3263in"/>
        </style:tab-stops>
      </style:paragraph-properties>
    </style:style>
    <style:style style:name="T24" style:parent-style-name="Hyperlink" style:family="text">
      <style:text-properties style:font-name="Times New Roman" fo:font-weight="bold" style:font-weight-asian="bold" style:font-weight-complex="bold"/>
    </style:style>
    <style:style style:name="P25" style:parent-style-name="TOC2" style:family="paragraph">
      <style:paragraph-properties>
        <style:tab-stops>
          <style:tab-stop style:type="right" style:leader-style="dotted" style:leader-text="." style:position="7.3263in"/>
        </style:tab-stops>
      </style:paragraph-properties>
    </style:style>
    <style:style style:name="T26" style:parent-style-name="Hyperlink" style:family="text">
      <style:text-properties style:font-name="Times New Roman" fo:font-weight="bold" style:font-weight-asian="bold" style:font-weight-complex="bold"/>
    </style:style>
    <style:style style:name="P27" style:parent-style-name="TOC1" style:family="paragraph">
      <style:paragraph-properties>
        <style:tab-stops>
          <style:tab-stop style:type="right" style:leader-style="dotted" style:leader-text="." style:position="7.493in"/>
        </style:tab-stops>
      </style:paragraph-properties>
    </style:style>
    <style:style style:name="T28" style:parent-style-name="Hyperlink" style:family="text">
      <style:text-properties style:font-name="Times New Roman" fo:font-weight="bold" style:font-weight-asian="bold" style:font-weight-complex="bold"/>
    </style:style>
    <style:style style:name="P29" style:parent-style-name="TOC2" style:family="paragraph">
      <style:paragraph-properties>
        <style:tab-stops>
          <style:tab-stop style:type="right" style:leader-style="dotted" style:leader-text="." style:position="7.3263in"/>
        </style:tab-stops>
      </style:paragraph-properties>
    </style:style>
    <style:style style:name="T30" style:parent-style-name="Hyperlink" style:family="text">
      <style:text-properties style:font-name="Times New Roman" fo:font-weight="bold" style:font-weight-asian="bold" style:font-weight-complex="bold"/>
    </style:style>
    <style:style style:name="P31" style:parent-style-name="TOC1" style:family="paragraph">
      <style:paragraph-properties>
        <style:tab-stops>
          <style:tab-stop style:type="right" style:leader-style="dotted" style:leader-text="." style:position="7.493in"/>
        </style:tab-stops>
      </style:paragraph-properties>
    </style:style>
    <style:style style:name="T32" style:parent-style-name="Hyperlink" style:family="text">
      <style:text-properties style:font-name="Times New Roman" fo:font-weight="bold" style:font-weight-asian="bold" style:font-weight-complex="bold"/>
    </style:style>
    <style:style style:name="P33" style:parent-style-name="TOC2" style:family="paragraph">
      <style:paragraph-properties>
        <style:tab-stops>
          <style:tab-stop style:type="right" style:leader-style="dotted" style:leader-text="." style:position="7.3263in"/>
        </style:tab-stops>
      </style:paragraph-properties>
    </style:style>
    <style:style style:name="T34" style:parent-style-name="Hyperlink" style:family="text">
      <style:text-properties style:font-name="Times New Roman" fo:font-weight="bold" style:font-weight-asian="bold" style:font-weight-complex="bold"/>
    </style:style>
    <style:style style:name="P35" style:parent-style-name="TOC2" style:family="paragraph">
      <style:paragraph-properties>
        <style:tab-stops>
          <style:tab-stop style:type="right" style:leader-style="dotted" style:leader-text="." style:position="7.3263in"/>
        </style:tab-stops>
      </style:paragraph-properties>
    </style:style>
    <style:style style:name="T36" style:parent-style-name="Hyperlink" style:family="text">
      <style:text-properties style:font-name="Times New Roman" fo:font-weight="bold" style:font-weight-asian="bold" style:font-weight-complex="bold"/>
    </style:style>
    <style:style style:name="P37" style:parent-style-name="TOC2" style:family="paragraph">
      <style:paragraph-properties>
        <style:tab-stops>
          <style:tab-stop style:type="right" style:leader-style="dotted" style:leader-text="." style:position="7.3263in"/>
        </style:tab-stops>
      </style:paragraph-properties>
    </style:style>
    <style:style style:name="T38" style:parent-style-name="Hyperlink" style:family="text">
      <style:text-properties style:font-name="Times New Roman" fo:font-weight="bold" style:font-weight-asian="bold" style:font-weight-complex="bold"/>
    </style:style>
    <style:style style:name="P39" style:parent-style-name="TOC2" style:family="paragraph">
      <style:paragraph-properties>
        <style:tab-stops>
          <style:tab-stop style:type="right" style:leader-style="dotted" style:leader-text="." style:position="7.3263in"/>
        </style:tab-stops>
      </style:paragraph-properties>
    </style:style>
    <style:style style:name="T40" style:parent-style-name="Hyperlink" style:family="text">
      <style:text-properties style:font-name="Times New Roman" fo:font-weight="bold" style:font-weight-asian="bold" style:font-weight-complex="bold"/>
    </style:style>
    <style:style style:name="P41" style:parent-style-name="TOC2" style:family="paragraph">
      <style:paragraph-properties>
        <style:tab-stops>
          <style:tab-stop style:type="right" style:leader-style="dotted" style:leader-text="." style:position="7.3263in"/>
        </style:tab-stops>
      </style:paragraph-properties>
    </style:style>
    <style:style style:name="T42" style:parent-style-name="Hyperlink" style:family="text">
      <style:text-properties style:font-name="Times New Roman" fo:font-weight="bold" style:font-weight-asian="bold" style:font-weight-complex="bold"/>
    </style:style>
    <style:style style:name="P43" style:parent-style-name="TOC1" style:family="paragraph">
      <style:paragraph-properties>
        <style:tab-stops>
          <style:tab-stop style:type="right" style:leader-style="dotted" style:leader-text="." style:position="7.493in"/>
        </style:tab-stops>
      </style:paragraph-properties>
    </style:style>
    <style:style style:name="T44" style:parent-style-name="Hyperlink" style:family="text">
      <style:text-properties style:font-name="Times New Roman" fo:font-weight="bold" style:font-weight-asian="bold" style:font-weight-complex="bold"/>
    </style:style>
    <style:style style:name="P45" style:parent-style-name="TOC2" style:family="paragraph">
      <style:paragraph-properties>
        <style:tab-stops>
          <style:tab-stop style:type="right" style:leader-style="dotted" style:leader-text="." style:position="7.3263in"/>
        </style:tab-stops>
      </style:paragraph-properties>
    </style:style>
    <style:style style:name="T46" style:parent-style-name="Hyperlink" style:family="text">
      <style:text-properties style:font-name="Times New Roman" fo:font-weight="bold" style:font-weight-asian="bold" style:font-weight-complex="bold"/>
    </style:style>
    <style:style style:name="P47" style:parent-style-name="TOC2" style:family="paragraph">
      <style:paragraph-properties>
        <style:tab-stops>
          <style:tab-stop style:type="right" style:leader-style="dotted" style:leader-text="." style:position="7.3263in"/>
        </style:tab-stops>
      </style:paragraph-properties>
    </style:style>
    <style:style style:name="T48" style:parent-style-name="Hyperlink" style:family="text">
      <style:text-properties style:font-name="Times New Roman" fo:font-weight="bold" style:font-weight-asian="bold" style:font-weight-complex="bold"/>
    </style:style>
    <style:style style:name="P49" style:parent-style-name="TOC2" style:family="paragraph">
      <style:paragraph-properties>
        <style:tab-stops>
          <style:tab-stop style:type="right" style:leader-style="dotted" style:leader-text="." style:position="7.3263in"/>
        </style:tab-stops>
      </style:paragraph-properties>
    </style:style>
    <style:style style:name="T50" style:parent-style-name="Hyperlink" style:family="text">
      <style:text-properties style:font-name="Times New Roman" fo:font-weight="bold" style:font-weight-asian="bold" style:font-weight-complex="bold"/>
    </style:style>
    <style:style style:name="P51" style:parent-style-name="TOC2" style:family="paragraph">
      <style:paragraph-properties>
        <style:tab-stops>
          <style:tab-stop style:type="right" style:leader-style="dotted" style:leader-text="." style:position="7.3263in"/>
        </style:tab-stops>
      </style:paragraph-properties>
    </style:style>
    <style:style style:name="T52" style:parent-style-name="Hyperlink" style:family="text">
      <style:text-properties style:font-name="Times New Roman" fo:font-weight="bold" style:font-weight-asian="bold" style:font-weight-complex="bold"/>
    </style:style>
    <style:style style:name="P53" style:parent-style-name="TOC1" style:family="paragraph">
      <style:paragraph-properties>
        <style:tab-stops>
          <style:tab-stop style:type="right" style:leader-style="dotted" style:leader-text="." style:position="7.493in"/>
        </style:tab-stops>
      </style:paragraph-properties>
    </style:style>
    <style:style style:name="T54" style:parent-style-name="Hyperlink" style:family="text">
      <style:text-properties style:font-name="Times New Roman" fo:font-weight="bold" style:font-weight-asian="bold" style:font-weight-complex="bold"/>
    </style:style>
    <style:style style:name="P55" style:parent-style-name="TOC1" style:family="paragraph">
      <style:paragraph-properties>
        <style:tab-stops>
          <style:tab-stop style:type="right" style:leader-style="dotted" style:leader-text="." style:position="7.493in"/>
        </style:tab-stops>
      </style:paragraph-properties>
    </style:style>
    <style:style style:name="T56" style:parent-style-name="Hyperlink" style:family="text">
      <style:text-properties style:font-name="Times New Roman" fo:font-weight="bold" style:font-weight-asian="bold" style:font-weight-complex="bold"/>
    </style:style>
    <style:style style:name="P57" style:parent-style-name="TOC1" style:family="paragraph">
      <style:paragraph-properties>
        <style:tab-stops>
          <style:tab-stop style:type="right" style:leader-style="dotted" style:leader-text="." style:position="7.493in"/>
        </style:tab-stops>
      </style:paragraph-properties>
    </style:style>
    <style:style style:name="T58" style:parent-style-name="Hyperlink" style:family="text">
      <style:text-properties style:font-name="Times New Roman" fo:font-weight="bold" style:font-weight-asian="bold" style:font-weight-complex="bold"/>
    </style:style>
    <style:style style:name="P59" style:parent-style-name="TOC2" style:family="paragraph">
      <style:paragraph-properties>
        <style:tab-stops>
          <style:tab-stop style:type="right" style:leader-style="dotted" style:leader-text="." style:position="7.3263in"/>
        </style:tab-stops>
      </style:paragraph-properties>
    </style:style>
    <style:style style:name="T60" style:parent-style-name="Hyperlink" style:family="text">
      <style:text-properties style:font-name="Times New Roman" fo:font-weight="bold" style:font-weight-asian="bold" style:font-weight-complex="bold"/>
    </style:style>
    <style:style style:name="P61" style:parent-style-name="TOC2" style:family="paragraph">
      <style:paragraph-properties>
        <style:tab-stops>
          <style:tab-stop style:type="right" style:leader-style="dotted" style:leader-text="." style:position="7.3263in"/>
        </style:tab-stops>
      </style:paragraph-properties>
    </style:style>
    <style:style style:name="T62" style:parent-style-name="Hyperlink" style:family="text">
      <style:text-properties style:font-name="Times New Roman" fo:font-weight="bold" style:font-weight-asian="bold" style:font-weight-complex="bold"/>
    </style:style>
    <style:style style:name="P63" style:parent-style-name="TOC2" style:family="paragraph">
      <style:paragraph-properties>
        <style:tab-stops>
          <style:tab-stop style:type="right" style:leader-style="dotted" style:leader-text="." style:position="7.3263in"/>
        </style:tab-stops>
      </style:paragraph-properties>
    </style:style>
    <style:style style:name="T64" style:parent-style-name="Hyperlink" style:family="text">
      <style:text-properties style:font-name="Times New Roman" fo:font-weight="bold" style:font-weight-asian="bold" style:font-weight-complex="bold"/>
    </style:style>
    <style:style style:name="P65" style:parent-style-name="TOC2" style:family="paragraph">
      <style:paragraph-properties>
        <style:tab-stops>
          <style:tab-stop style:type="right" style:leader-style="dotted" style:leader-text="." style:position="7.3263in"/>
        </style:tab-stops>
      </style:paragraph-properties>
    </style:style>
    <style:style style:name="T66" style:parent-style-name="Hyperlink" style:family="text">
      <style:text-properties style:font-name="Times New Roman" fo:font-weight="bold" style:font-weight-asian="bold" style:font-weight-complex="bold"/>
    </style:style>
    <style:style style:name="P67" style:parent-style-name="TOC2" style:family="paragraph">
      <style:paragraph-properties>
        <style:tab-stops>
          <style:tab-stop style:type="right" style:leader-style="dotted" style:leader-text="." style:position="7.3263in"/>
        </style:tab-stops>
      </style:paragraph-properties>
    </style:style>
    <style:style style:name="T68" style:parent-style-name="Hyperlink" style:family="text">
      <style:text-properties style:font-name="Times New Roman" fo:font-weight="bold" style:font-weight-asian="bold" style:font-weight-complex="bold"/>
    </style:style>
    <style:style style:name="P69" style:parent-style-name="TOC1" style:family="paragraph">
      <style:paragraph-properties>
        <style:tab-stops>
          <style:tab-stop style:type="right" style:leader-style="dotted" style:leader-text="." style:position="7.493in"/>
        </style:tab-stops>
      </style:paragraph-properties>
    </style:style>
    <style:style style:name="T70" style:parent-style-name="Hyperlink" style:family="text">
      <style:text-properties style:font-name="Times New Roman" fo:font-weight="bold" style:font-weight-asian="bold" style:font-weight-complex="bold"/>
    </style:style>
    <style:style style:name="P71" style:parent-style-name="TOC1" style:family="paragraph">
      <style:paragraph-properties>
        <style:tab-stops>
          <style:tab-stop style:type="right" style:leader-style="dotted" style:leader-text="." style:position="7.493in"/>
        </style:tab-stops>
      </style:paragraph-properties>
    </style:style>
    <style:style style:name="T72" style:parent-style-name="Hyperlink" style:family="text">
      <style:text-properties style:font-name="Times New Roman" fo:font-weight="bold" style:font-weight-asian="bold" style:font-weight-complex="bold"/>
    </style:style>
    <style:style style:name="P73" style:parent-style-name="TOC1" style:family="paragraph">
      <style:paragraph-properties>
        <style:tab-stops>
          <style:tab-stop style:type="right" style:leader-style="dotted" style:leader-text="." style:position="7.493in"/>
        </style:tab-stops>
      </style:paragraph-properties>
    </style:style>
    <style:style style:name="T74" style:parent-style-name="Hyperlink" style:family="text">
      <style:text-properties style:font-name="Times New Roman" fo:font-weight="bold" style:font-weight-asian="bold" style:font-weight-complex="bold"/>
    </style:style>
    <style:style style:name="P75" style:parent-style-name="Normal" style:family="paragraph">
      <style:text-properties style:font-name="Times New Roman"/>
    </style:style>
    <style:style style:name="P76" style:parent-style-name="Normal" style:family="paragraph">
      <style:paragraph-properties fo:break-before="page"/>
      <style:text-properties style:font-name="Times New Roman"/>
    </style:style>
    <style:style style:name="P77" style:parent-style-name="Heading1" style:family="paragraph">
      <style:paragraph-properties fo:text-align="center"/>
      <style:text-properties style:font-name="Times New Roman" fo:font-weight="bold" style:font-weight-asian="bold" style:font-weight-complex="bold"/>
    </style:style>
    <style:style style:name="P78" style:parent-style-name="Normal" style:family="paragraph">
      <style:text-properties style:font-name="Times New Roman"/>
    </style:style>
    <style:style style:name="P79" style:parent-style-name="Normal" style:family="paragraph">
      <style:text-properties style:font-name="Times New Roman"/>
    </style:style>
    <style:style style:name="P80" style:parent-style-name="ListParagraph" style:list-style-name="LFO1" style:family="paragraph">
      <style:text-properties style:font-name="Times New Roman"/>
    </style:style>
    <style:style style:name="P81" style:parent-style-name="ListParagraph" style:list-style-name="LFO1" style:family="paragraph">
      <style:text-properties style:font-name="Times New Roman"/>
    </style:style>
    <style:style style:name="P82" style:parent-style-name="ListParagraph" style:list-style-name="LFO1" style:family="paragraph">
      <style:text-properties style:font-name="Times New Roman"/>
    </style:style>
    <style:style style:name="P83" style:parent-style-name="ListParagraph" style:list-style-name="LFO1" style:family="paragraph">
      <style:text-properties style:font-name="Times New Roman"/>
    </style:style>
    <style:style style:name="P84" style:parent-style-name="ListParagraph" style:list-style-name="LFO1" style:family="paragraph">
      <style:text-properties style:font-name="Times New Roman"/>
    </style:style>
    <style:style style:name="P85" style:parent-style-name="ListParagraph" style:list-style-name="LFO1" style:family="paragraph">
      <style:text-properties style:font-name="Times New Roman"/>
    </style:style>
    <style:style style:name="P86" style:parent-style-name="Heading1" style:family="paragraph">
      <style:paragraph-properties fo:text-align="center"/>
      <style:text-properties style:font-name="Times New Roman" fo:font-weight="bold" style:font-weight-asian="bold" style:font-weight-complex="bold"/>
    </style:style>
    <style:style style:name="P87" style:parent-style-name="Normal" style:family="paragraph">
      <style:text-properties style:font-name="Times New Roman"/>
    </style:style>
    <style:style style:name="P88" style:parent-style-name="Heading1" style:family="paragraph">
      <style:paragraph-properties fo:text-align="center"/>
      <style:text-properties style:font-name="Times New Roman" fo:font-weight="bold" style:font-weight-asian="bold" style:font-weight-complex="bold"/>
    </style:style>
    <style:style style:name="P89" style:parent-style-name="Normal" style:family="paragraph">
      <style:text-properties style:font-name="Times New Roman"/>
    </style:style>
    <style:style style:name="P90" style:parent-style-name="Heading1" style:family="paragraph">
      <style:paragraph-properties fo:text-align="center"/>
      <style:text-properties style:font-name="Times New Roman" fo:font-weight="bold" style:font-weight-asian="bold" style:font-weight-complex="bold"/>
    </style:style>
    <style:style style:name="P91" style:parent-style-name="Heading2" style:family="paragraph">
      <style:paragraph-properties fo:text-align="center"/>
      <style:text-properties style:font-name="Times New Roman" fo:font-weight="bold" style:font-weight-asian="bold" style:font-weight-complex="bold"/>
    </style:style>
    <style:style style:name="P92" style:parent-style-name="Normal" style:family="paragraph">
      <style:text-properties style:font-name="Times New Roman"/>
    </style:style>
    <style:style style:name="P93" style:parent-style-name="Heading2" style:family="paragraph">
      <style:paragraph-properties fo:text-align="center"/>
      <style:text-properties style:font-name="Times New Roman" fo:font-weight="bold" style:font-weight-asian="bold" style:font-weight-complex="bold"/>
    </style:style>
    <style:style style:name="P94" style:parent-style-name="Normal" style:family="paragraph">
      <style:text-properties style:font-name="Times New Roman"/>
    </style:style>
    <style:style style:name="P95" style:parent-style-name="Heading1" style:family="paragraph">
      <style:paragraph-properties fo:text-align="center"/>
      <style:text-properties style:font-name="Times New Roman" fo:font-weight="bold" style:font-weight-asian="bold" style:font-weight-complex="bold"/>
    </style:style>
    <style:style style:name="P96" style:parent-style-name="Heading2" style:family="paragraph">
      <style:paragraph-properties fo:text-align="center"/>
      <style:text-properties style:font-name="Times New Roman" fo:font-weight="bold" style:font-weight-asian="bold" style:font-weight-complex="bold"/>
    </style:style>
    <style:style style:name="P97" style:parent-style-name="Normal" style:family="paragraph">
      <style:text-properties style:font-name="Times New Roman"/>
    </style:style>
    <style:style style:name="P98" style:parent-style-name="Normal" style:family="paragraph">
      <style:paragraph-properties fo:text-align="center"/>
      <style:text-properties style:font-name="Times New Roman" style:font-name-asian="Times New Roman" fo:font-weight="bold" style:font-weight-asian="bold" style:font-weight-complex="bold" fo:color="#0F4761" fo:font-size="16pt" style:font-size-asian="16pt" style:font-size-complex="16pt"/>
    </style:style>
    <style:style style:name="P99" style:parent-style-name="Normal" style:family="paragraph">
      <style:text-properties style:font-name="Times New Roman"/>
    </style:style>
    <style:style style:name="P100" style:parent-style-name="Heading1" style:family="paragraph">
      <style:paragraph-properties fo:text-align="center"/>
      <style:text-properties style:font-name="Times New Roman" fo:font-weight="bold" style:font-weight-asian="bold" style:font-weight-complex="bold"/>
    </style:style>
    <style:style style:name="P101" style:parent-style-name="Heading2" style:family="paragraph">
      <style:paragraph-properties fo:text-align="center"/>
      <style:text-properties style:font-name="Times New Roman" fo:font-weight="bold" style:font-weight-asian="bold" style:font-weight-complex="bold"/>
    </style:style>
    <style:style style:name="P102" style:parent-style-name="Normal" style:family="paragraph">
      <style:text-properties style:font-name="Times New Roman"/>
    </style:style>
    <style:style style:name="P103" style:parent-style-name="Heading2" style:family="paragraph">
      <style:paragraph-properties fo:text-align="center"/>
      <style:text-properties style:font-name="Times New Roman" fo:font-weight="bold" style:font-weight-asian="bold" style:font-weight-complex="bold"/>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fo:font-style="italic" style:font-style-asian="italic" style:font-style-complex="italic"/>
    </style:style>
    <style:style style:name="P108" style:parent-style-name="Normal" style:family="paragraph">
      <style:text-properties style:font-name="Times New Roman"/>
    </style:style>
    <style:style style:name="P109" style:parent-style-name="Heading2" style:family="paragraph">
      <style:paragraph-properties fo:text-align="center"/>
      <style:text-properties style:font-name="Times New Roman" fo:font-weight="bold" style:font-weight-asian="bold" style:font-weight-complex="bold"/>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fo:font-style="italic" style:font-style-asian="italic" style:font-style-complex="italic"/>
    </style:style>
    <style:style style:name="P112" style:parent-style-name="Heading2" style:family="paragraph">
      <style:paragraph-properties fo:text-align="center"/>
      <style:text-properties style:font-name="Times New Roman" fo:font-weight="bold" style:font-weight-asian="bold" style:font-weight-complex="bold"/>
    </style:style>
    <style:style style:name="P113" style:parent-style-name="Normal" style:family="paragraph">
      <style:text-properties style:font-name="Times New Roman"/>
    </style:style>
    <style:style style:name="P114" style:parent-style-name="Heading2" style:family="paragraph">
      <style:paragraph-properties fo:text-align="center"/>
      <style:text-properties style:font-name="Times New Roman" fo:font-weight="bold" style:font-weight-asian="bold" style:font-weight-complex="bold"/>
    </style:style>
    <style:style style:name="P115" style:parent-style-name="Normal" style:family="paragraph">
      <style:text-properties style:font-name="Times New Roman"/>
    </style:style>
    <style:style style:name="P116" style:parent-style-name="Heading1" style:family="paragraph">
      <style:paragraph-properties fo:text-align="center"/>
      <style:text-properties style:font-name="Times New Roman" fo:font-weight="bold" style:font-weight-asian="bold" style:font-weight-complex="bold"/>
    </style:style>
    <style:style style:name="P117" style:parent-style-name="Heading2" style:family="paragraph">
      <style:paragraph-properties fo:text-align="center"/>
      <style:text-properties style:font-name="Times New Roman" fo:font-weight="bold" style:font-weight-asian="bold" style:font-weight-complex="bold"/>
    </style:style>
    <style:style style:name="P118" style:parent-style-name="Normal" style:family="paragraph">
      <style:text-properties style:font-name="Times New Roman"/>
    </style:style>
    <style:style style:name="P119" style:parent-style-name="Heading2" style:family="paragraph">
      <style:paragraph-properties fo:text-align="center"/>
      <style:text-properties style:font-name="Times New Roman" fo:font-weight="bold" style:font-weight-asian="bold" style:font-weight-complex="bold"/>
    </style:style>
    <style:style style:name="P120" style:parent-style-name="Normal" style:family="paragraph">
      <style:text-properties style:font-name="Times New Roman"/>
    </style:style>
    <style:style style:name="P121" style:parent-style-name="Heading2" style:family="paragraph">
      <style:paragraph-properties fo:text-align="center"/>
      <style:text-properties style:font-name="Times New Roman" fo:font-weight="bold" style:font-weight-asian="bold" style:font-weight-complex="bold"/>
    </style:style>
    <style:style style:name="P122" style:parent-style-name="Normal" style:family="paragraph">
      <style:text-properties style:font-name="Times New Roman"/>
    </style:style>
    <style:style style:name="P123" style:parent-style-name="Normal" style:family="paragraph">
      <style:text-properties style:font-name="Times New Roman"/>
    </style:style>
    <style:style style:name="P124" style:parent-style-name="Heading2" style:family="paragraph">
      <style:paragraph-properties fo:text-align="center"/>
      <style:text-properties style:font-name="Times New Roman" fo:font-weight="bold" style:font-weight-asian="bold" style:font-weight-complex="bold"/>
    </style:style>
    <style:style style:name="T125" style:parent-style-name="DefaultParagraphFont" style:family="text">
      <style:text-properties style:font-name="Times New Roman"/>
    </style:style>
    <style:style style:name="T126" style:parent-style-name="DefaultParagraphFont" style:family="text">
      <style:text-properties style:font-name="Times New Roman" fo:font-weight="bold" style:font-weight-asian="bold" style:font-weight-complex="bold"/>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fo:font-weight="bold" style:font-weight-asian="bold" style:font-weight-complex="bold"/>
    </style:style>
    <style:style style:name="T129" style:parent-style-name="DefaultParagraphFont" style:family="text">
      <style:text-properties style:font-name="Times New Roman"/>
    </style:style>
    <style:style style:name="P130" style:parent-style-name="Normal" style:family="paragraph">
      <style:text-properties style:font-name="Times New Roman"/>
    </style:style>
    <style:style style:name="P131" style:parent-style-name="Normal" style:family="paragraph">
      <style:text-properties style:font-name="Times New Roman"/>
    </style:style>
    <style:style style:name="P132" style:parent-style-name="Normal" style:family="paragraph">
      <style:text-properties style:font-name="Times New Roman"/>
    </style:style>
    <style:style style:name="P133" style:parent-style-name="Normal" style:family="paragraph">
      <style:text-properties style:font-name="Times New Roman"/>
    </style:style>
    <style:style style:name="P134" style:parent-style-name="Heading1" style:family="paragraph">
      <style:paragraph-properties fo:text-align="center"/>
      <style:text-properties style:font-name="Times New Roman" fo:font-weight="bold" style:font-weight-asian="bold" style:font-weight-complex="bold"/>
    </style:style>
    <style:style style:name="P135" style:parent-style-name="Normal" style:family="paragraph">
      <style:text-properties style:font-name="Times New Roman"/>
    </style:style>
    <style:style style:name="P136" style:parent-style-name="ListParagraph" style:list-style-name="LFO2" style:family="paragraph">
      <style:text-properties style:font-name="Times New Roman"/>
    </style:style>
    <style:style style:name="P137" style:parent-style-name="ListParagraph" style:list-style-name="LFO2" style:family="paragraph">
      <style:text-properties style:font-name="Times New Roman"/>
    </style:style>
    <style:style style:name="P138" style:parent-style-name="ListParagraph" style:list-style-name="LFO2" style:family="paragraph">
      <style:text-properties style:font-name="Times New Roman"/>
    </style:style>
    <style:style style:name="P139" style:parent-style-name="ListParagraph" style:list-style-name="LFO2" style:family="paragraph">
      <style:text-properties style:font-name="Times New Roman"/>
    </style:style>
    <style:style style:name="P140" style:parent-style-name="ListParagraph" style:list-style-name="LFO2" style:family="paragraph">
      <style:text-properties style:font-name="Times New Roman"/>
    </style:style>
    <style:style style:name="P141" style:parent-style-name="Normal" style:family="paragraph">
      <style:text-properties style:font-name="Times New Roman"/>
    </style:style>
    <style:style style:name="P142" style:parent-style-name="Heading1" style:family="paragraph">
      <style:paragraph-properties fo:text-align="center"/>
      <style:text-properties style:font-name="Times New Roman" fo:font-weight="bold" style:font-weight-asian="bold" style:font-weight-complex="bold"/>
    </style:style>
    <style:style style:name="P143" style:parent-style-name="Normal" style:family="paragraph">
      <style:text-properties style:font-name="Times New Roman"/>
    </style:style>
    <style:style style:name="P144" style:parent-style-name="Heading1" style:family="paragraph">
      <style:paragraph-properties fo:text-align="center"/>
      <style:text-properties style:font-name="Times New Roman" fo:font-weight="bold" style:font-weight-asian="bold" style:font-weight-complex="bold"/>
    </style:style>
    <style:style style:name="P145" style:parent-style-name="Heading2" style:family="paragraph">
      <style:paragraph-properties fo:text-align="center"/>
      <style:text-properties style:font-name="Times New Roman" fo:font-weight="bold" style:font-weight-asian="bold" style:font-weight-complex="bold"/>
    </style:style>
    <style:style style:name="P146" style:parent-style-name="Normal" style:family="paragraph">
      <style:text-properties style:font-name="Times New Roman"/>
    </style:style>
    <style:style style:name="P147" style:parent-style-name="Heading2" style:family="paragraph">
      <style:paragraph-properties fo:text-align="center"/>
      <style:text-properties style:font-name="Times New Roman" fo:font-weight="bold" style:font-weight-asian="bold" style:font-weight-complex="bold"/>
    </style:style>
    <style:style style:name="P148" style:parent-style-name="Normal" style:family="paragraph">
      <style:text-properties style:font-name="Times New Roman"/>
    </style:style>
    <style:style style:name="P149" style:parent-style-name="Heading2" style:family="paragraph">
      <style:paragraph-properties fo:text-align="center"/>
      <style:text-properties style:font-name="Times New Roman" fo:font-weight="bold" style:font-weight-asian="bold" style:font-weight-complex="bold"/>
    </style:style>
    <style:style style:name="P150" style:parent-style-name="Normal" style:family="paragraph">
      <style:text-properties style:font-name="Times New Roman"/>
    </style:style>
    <style:style style:name="P151" style:parent-style-name="Heading2" style:family="paragraph">
      <style:paragraph-properties fo:text-align="center"/>
      <style:text-properties style:font-name="Times New Roman" fo:font-weight="bold" style:font-weight-asian="bold" style:font-weight-complex="bold"/>
    </style:style>
    <style:style style:name="T152" style:parent-style-name="DefaultParagraphFont" style:family="text">
      <style:text-properties style:font-name="Times New Roman"/>
    </style:style>
    <style:style style:name="T153" style:parent-style-name="DefaultParagraphFont" style:family="text">
      <style:text-properties style:font-name="Times New Roman"/>
    </style:style>
    <style:style style:name="T154" style:parent-style-name="DefaultParagraphFont" style:family="text">
      <style:text-properties style:font-name="Times New Roman"/>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style:style>
    <style:style style:name="T157" style:parent-style-name="DefaultParagraphFont" style:family="text">
      <style:text-properties style:font-name="Times New Roman" fo:font-weight="bold" style:font-weight-asian="bold" style:font-weight-complex="bold"/>
    </style:style>
    <style:style style:name="T158" style:parent-style-name="DefaultParagraphFont" style:family="text">
      <style:text-properties style:font-name="Times New Roman"/>
    </style:style>
    <style:style style:name="P159" style:parent-style-name="Heading2" style:family="paragraph">
      <style:paragraph-properties fo:text-align="center"/>
      <style:text-properties style:font-name="Times New Roman" fo:font-weight="bold" style:font-weight-asian="bold" style:font-weight-complex="bold"/>
    </style:style>
    <style:style style:name="P160" style:parent-style-name="Normal" style:family="paragraph">
      <style:text-properties style:font-name="Times New Roman"/>
    </style:style>
    <style:style style:name="P161" style:parent-style-name="Heading1" style:family="paragraph">
      <style:paragraph-properties fo:text-align="center"/>
      <style:text-properties style:font-name="Times New Roman" fo:font-weight="bold" style:font-weight-asian="bold" style:font-weight-complex="bold"/>
    </style:style>
    <style:style style:name="P162" style:parent-style-name="Normal" style:family="paragraph">
      <style:text-properties style:font-name="Times New Roman"/>
    </style:style>
    <style:style style:name="P163" style:parent-style-name="Normal" style:family="paragraph">
      <style:text-properties style:font-name="Times New Roman"/>
    </style:style>
    <style:style style:name="P164" style:parent-style-name="Normal" style:family="paragraph">
      <style:text-properties style:font-name="Times New Roman"/>
    </style:style>
    <style:style style:name="P165" style:parent-style-name="Normal" style:family="paragraph">
      <style:text-properties style:font-name="Times New Roman"/>
    </style:style>
    <style:style style:name="P166" style:parent-style-name="Normal" style:family="paragraph">
      <style:text-properties style:font-name="Times New Roman"/>
    </style:style>
    <style:style style:name="P167" style:parent-style-name="Normal" style:family="paragraph">
      <style:text-properties style:font-name="Times New Roman"/>
    </style:style>
    <style:style style:name="P168" style:parent-style-name="Heading1" style:family="paragraph">
      <style:paragraph-properties fo:text-align="center"/>
      <style:text-properties style:font-name="Times New Roman" fo:font-weight="bold" style:font-weight-asian="bold" style:font-weight-complex="bold"/>
    </style:style>
    <style:style style:name="P169" style:parent-style-name="Normal" style:family="paragraph">
      <style:text-properties style:font-name="Times New Roman"/>
    </style:style>
    <style:style style:name="P170" style:parent-style-name="Heading1" style:family="paragraph">
      <style:paragraph-properties fo:text-align="center"/>
      <style:text-properties style:font-name="Times New Roman" fo:font-weight="bold" style:font-weight-asian="bold" style:font-weight-complex="bold"/>
    </style:style>
    <style:style style:name="P171" style:parent-style-name="Normal" style:family="paragraph">
      <style:paragraph-properties>
        <style:tab-stops>
          <style:tab-stop style:type="left" style:position="5.2048in"/>
        </style:tab-stops>
      </style:paragraph-properties>
      <style:text-properties style:font-name="Times New Roman" fo:font-weight="bold" style:font-weight-asian="bold" style:font-weight-complex="bold"/>
    </style:style>
    <style:style style:name="T172" style:parent-style-name="DefaultParagraphFont" style:family="text">
      <style:text-properties style:font-name="Times New Roman" fo:font-style="italic" style:font-style-asian="italic" style:font-style-complex="italic"/>
    </style:style>
    <style:style style:name="T173" style:parent-style-name="DefaultParagraphFont" style:family="text">
      <style:text-properties style:font-name="Times New Roman"/>
    </style:style>
    <style:style style:name="T174" style:parent-style-name="Hyperlink" style:family="text">
      <style:text-properties style:font-name="Times New Roman"/>
    </style:style>
    <style:style style:name="P175" style:parent-style-name="Normal" style:family="paragraph">
      <style:text-properties style:font-name="Times New Roman" fo:font-weight="bold" style:font-weight-asian="bold" style:font-weight-complex="bold"/>
    </style:style>
    <style:style style:name="T176" style:parent-style-name="DefaultParagraphFont" style:family="text">
      <style:text-properties style:font-name="Times New Roman" fo:font-style="italic" style:font-style-asian="italic" style:font-style-complex="italic"/>
    </style:style>
    <style:style style:name="T177" style:parent-style-name="Hyperlink" style:family="text">
      <style:text-properties style:font-name="Times New Roman"/>
    </style:style>
    <style:style style:name="T178" style:parent-style-name="Hyperlink" style:family="text">
      <style:text-properties style:font-name="Times New Roman"/>
    </style:style>
    <style:style style:name="T179" style:parent-style-name="Hyperlink" style:family="text">
      <style:text-properties style:font-name="Times New Roman"/>
    </style:style>
    <style:style style:name="P180" style:parent-style-name="Normal" style:family="paragraph">
      <style:text-properties style:font-name="Times New Roman" fo:font-weight="bold" style:font-weight-asian="bold" style:font-weight-complex="bold"/>
    </style:style>
    <style:style style:name="T181" style:parent-style-name="DefaultParagraphFont" style:family="text">
      <style:text-properties style:font-name="Times New Roman" fo:font-style="italic" style:font-style-asian="italic" style:font-style-complex="italic"/>
    </style:style>
    <style:style style:name="T182" style:parent-style-name="DefaultParagraphFont" style:family="text">
      <style:text-properties style:font-name="Times New Roman"/>
    </style:style>
    <style:style style:name="T183" style:parent-style-name="Hyperlink"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Project Proposal</text:span></text:p><text:p text:style-name="P12"><text:span text:style-name="T13">Challenge: Fashion Outfit Recommendation with the use of AI<text:s/></text:span></text:p></draw:text-box><svg:title/><svg:desc/></draw:frame></text:span></text:p>
      <text:p text:style-name="P14"/>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228474494" office:target-frame-name="_top" xlink:show="replace"><text:span text:style-name="T16">AI Usage and Prompt Transparency</text:span><text:tab/>2</text:a></text:p>
          <text:p text:style-name="P17"><text:a xlink:href="#_Toc228474495" office:target-frame-name="_top" xlink:show="replace"><text:span text:style-name="T18">Introduction</text:span><text:tab/>2</text:a></text:p>
          <text:p text:style-name="P19"><text:a xlink:href="#_Toc228474496" office:target-frame-name="_top" xlink:show="replace"><text:span text:style-name="T20">What?</text:span><text:tab/>2</text:a></text:p>
          <text:p text:style-name="P21"><text:a xlink:href="#_Toc228474497" office:target-frame-name="_top" xlink:show="replace"><text:span text:style-name="T22">Why?</text:span><text:tab/>3</text:a></text:p>
          <text:p text:style-name="P23"><text:a xlink:href="#_Toc228474498" office:target-frame-name="_top" xlink:show="replace"><text:span text:style-name="T24">Why is this project relevant?</text:span><text:tab/>3</text:a></text:p>
          <text:p text:style-name="P25"><text:a xlink:href="#_Toc228474499" office:target-frame-name="_top" xlink:show="replace"><text:span text:style-name="T26">Why did I choose this project?</text:span><text:tab/>3</text:a></text:p>
          <text:p text:style-name="P27"><text:a xlink:href="#_Toc228474500" office:target-frame-name="_top" xlink:show="replace"><text:span text:style-name="T28">Who?</text:span><text:tab/>3</text:a></text:p>
          <text:p text:style-name="P29"><text:a xlink:href="#_Toc228474501" office:target-frame-name="_top" xlink:show="replace"><text:span text:style-name="T30">Primary users</text:span><text:tab/>3</text:a></text:p>
          <text:p text:style-name="P31"><text:a xlink:href="#_Toc228474502" office:target-frame-name="_top" xlink:show="replace"><text:span text:style-name="T32">Domain Understanding</text:span><text:tab/>3</text:a></text:p>
          <text:p text:style-name="P33"><text:a xlink:href="#_Toc228474503" office:target-frame-name="_top" xlink:show="replace"><text:span text:style-name="T34">The problem in fashion recommendation</text:span><text:tab/>3</text:a></text:p>
          <text:p text:style-name="P35"><text:a xlink:href="#_Toc228474504" office:target-frame-name="_top" xlink:show="replace"><text:span text:style-name="T36">Why outfit compatibility is difficult</text:span><text:tab/>4</text:a></text:p>
          <text:p text:style-name="P37"><text:a xlink:href="#_Toc228474505" office:target-frame-name="_top" xlink:show="replace"><text:span text:style-name="T38">Why machine learning is relevant</text:span><text:tab/>4</text:a></text:p>
          <text:p text:style-name="P39"><text:a xlink:href="#_Toc228474506" office:target-frame-name="_top" xlink:show="replace"><text:span text:style-name="T40">Project scope</text:span><text:tab/>4</text:a></text:p>
          <text:p text:style-name="P41"><text:a xlink:href="#_Toc228474507" office:target-frame-name="_top" xlink:show="replace"><text:span text:style-name="T42">Selected categories and styles</text:span><text:tab/>4</text:a></text:p>
          <text:p text:style-name="P43"><text:a xlink:href="#_Toc228474508" office:target-frame-name="_top" xlink:show="replace"><text:span text:style-name="T44">Analytic Approach</text:span><text:tab/>5</text:a></text:p>
          <text:p text:style-name="P45"><text:a xlink:href="#_Toc228474509" office:target-frame-name="_top" xlink:show="replace"><text:span text:style-name="T46">System components</text:span><text:tab/>5</text:a></text:p>
          <text:p text:style-name="P47"><text:a xlink:href="#_Toc228474510" office:target-frame-name="_top" xlink:show="replace"><text:span text:style-name="T48">Data preparation</text:span><text:tab/>5</text:a></text:p>
          <text:p text:style-name="P49"><text:a xlink:href="#_Toc228474511" office:target-frame-name="_top" xlink:show="replace"><text:span text:style-name="T50">Recommendation approach</text:span><text:tab/>5</text:a></text:p>
          <text:p text:style-name="P51"><text:a xlink:href="#_Toc228474512" office:target-frame-name="_top" xlink:show="replace"><text:span text:style-name="T52">Evaluation strategy</text:span><text:tab/>5</text:a></text:p>
          <text:p text:style-name="P53"><text:a xlink:href="#_Toc228474513" office:target-frame-name="_top" xlink:show="replace"><text:span text:style-name="T54">When?</text:span><text:tab/>6</text:a></text:p>
          <text:p text:style-name="P55"><text:a xlink:href="#_Toc228474514" office:target-frame-name="_top" xlink:show="replace"><text:span text:style-name="T56">How?</text:span><text:tab/>6</text:a></text:p>
          <text:p text:style-name="P57"><text:a xlink:href="#_Toc228474515" office:target-frame-name="_top" xlink:show="replace"><text:span text:style-name="T58">Stakeholders</text:span><text:tab/>6</text:a></text:p>
          <text:p text:style-name="P59"><text:a xlink:href="#_Toc228474516" office:target-frame-name="_top" xlink:show="replace"><text:span text:style-name="T60">Identified stakeholders</text:span><text:tab/>6</text:a></text:p>
          <text:p text:style-name="P61"><text:a xlink:href="#_Toc228474517" office:target-frame-name="_top" xlink:show="replace"><text:span text:style-name="T62">Stakeholder needs and expectations</text:span><text:tab/>7</text:a></text:p>
          <text:p text:style-name="P63"><text:a xlink:href="#_Toc228474518" office:target-frame-name="_top" xlink:show="replace"><text:span text:style-name="T64">Validation approach</text:span><text:tab/>7</text:a></text:p>
          <text:p text:style-name="P65"><text:a xlink:href="#_Toc228474519" office:target-frame-name="_top" xlink:show="replace"><text:span text:style-name="T66">Stakeholder Feedback</text:span><text:tab/>7</text:a></text:p>
          <text:p text:style-name="P67"><text:a xlink:href="#_Toc228474520" office:target-frame-name="_top" xlink:show="replace"><text:span text:style-name="T68">User Feedback</text:span><text:tab/>7</text:a></text:p>
          <text:p text:style-name="P69"><text:a xlink:href="#_Toc228474521" office:target-frame-name="_top" xlink:show="replace"><text:span text:style-name="T70">Risks and Limitations</text:span><text:tab/>7</text:a></text:p>
          <text:p text:style-name="P71"><text:a xlink:href="#_Toc228474522" office:target-frame-name="_top" xlink:show="replace"><text:span text:style-name="T72">Future Work</text:span><text:tab/>8</text:a></text:p>
          <text:p text:style-name="P73"><text:a xlink:href="#_Toc228474523" office:target-frame-name="_top" xlink:show="replace"><text:span text:style-name="T74">References</text:span><text:tab/>8</text:a></text:p>
        </text:index-body>
      </text:table-of-content>
      <text:p text:style-name="Normal"/>
      <text:p text:style-name="P75"/>
      <text:p text:style-name="P76"/>
      <text:h text:style-name="P77" text:outline-level="1"><text:bookmark-start text:name="_Toc228474494"/>AI Usage and Prompt Transparency<text:bookmark-end text:name="_Toc228474494"/></text:h>
      <text:p text:style-name="P78">AI tools were used to support brainstorming, structuring, and improving the wording of this document. The final project direction, feasibility decisions, and written content were reviewed and adjusted by me. All final decisions, interpretations, and conclusions were made by me.</text:p>
      <text:p text:style-name="P79">Example prompts used:</text:p>
      <text:list text:style-name="LFO1" text:continue-numbering="true">
        <text:list-item>
          <text:p text:style-name="P80">“How can I structure a machine learning project where the goal is to recommend outfit combinations from a single clothing item?”</text:p>
        </text:list-item>
        <text:list-item>
          <text:p text:style-name="P81">“What is the difference between image classification and learning compatibility between items in a recommendation system?”</text:p>
        </text:list-item>
        <text:list-item>
          <text:p text:style-name="P82">“Can you help me rewrite this paragraph about outfit compatibility to be shorter and clearer without losing meaning?”</text:p>
        </text:list-item>
        <text:list-item>
          <text:p text:style-name="P83">“What kind of stakeholders would be relevant for a fashion recommendation system and what input could they provide?”</text:p>
        </text:list-item>
        <text:list-item>
          <text:p text:style-name="P84">“Does it make sense to combine a rule-based system with embeddings for a recommendation task like this?”</text:p>
        </text:list-item>
        <text:list-item>
          <text:p text:style-name="P85">“My rule-based recommendations look too simple, how can I improve them using learned features or embeddings?”</text:p>
        </text:list-item>
      </text:list>
      <text:h text:style-name="P86" text:outline-level="1"><text:bookmark-start text:name="_Toc228474495"/>Introduction<text:bookmark-end text:name="_Toc228474495"/></text:h>
      <text:p text:style-name="P87">This project explores the idea of building a machine learning system that can recommend compatible fashion items based on an input clothing item. Users can find individual clothing items easily but often struggle to combine them into complete outfits. The challenge focuses on modeling relationships between clothing items within outfits. The project is intended as a recommendation-oriented machine learning challenge and will be developed iteratively.</text:p>
      <text:h text:style-name="P88" text:outline-level="1"><text:bookmark-start text:name="_Toc228474496"/>What?<text:bookmark-end text:name="_Toc228474496"/></text:h>
      <text:p text:style-name="P89">The goal of this project is to develop a machine learning-based fashion recommendation system that suggests matching clothing items for a given input item. The system takes a single clothing item or a partial outfit as input and returns a small set of recommended items that could complete or complement it. For example, given a t-shirt, the system may suggest pants and shoes that fit well with it. Instead of only predicting a category or label, the project focuses on learning compatibility relationships between items and using them to generate useful outfit suggestions.</text:p>
      <text:h text:style-name="P90" text:outline-level="1"><text:bookmark-start text:name="_Toc228474497"/><text:soft-page-break/>Why?<text:bookmark-end text:name="_Toc228474497"/></text:h>
      <text:h text:style-name="P91" text:outline-level="2"><text:bookmark-start text:name="_Toc228474498"/>Why is this project relevant?<text:bookmark-end text:name="_Toc228474498"/></text:h>
      <text:p text:style-name="P92">Clothing recommendation is a relevant problem in real-world fashion scenarios. Users often need support when turning individual clothing items into complete outfits. This can lead to uncertainty and time spent deciding what to wear. A recommendation system can support this process by suggesting combinations that are visually coherent and ready to use.<text:line-break/><text:line-break/>In digital fashion platforms, this type of system can improve user experience by helping users discover outfit ideas instead of only browsing single products. It can also make recommendation systems more interactive and practical.</text:p>
      <text:h text:style-name="P93" text:outline-level="2"><text:bookmark-start text:name="_Toc228474499"/>Why did I choose this project?<text:bookmark-end text:name="_Toc228474499"/></text:h>
      <text:p text:style-name="P94">I chose this project because I wanted to explore a machine learning problem that goes beyond traditional classification tasks. My previous project focused on structured tabular data and prediction, while this project allows me to work with images, recommendation logic, and a more open-ended problem.<text:line-break/><text:line-break/>In addition, I am personally interested in fashion, which makes the project more engaging.<text:s/>I want to understand how machine learning can move beyond simple prediction and model relationships between items, which is a more complex and realistic problem.</text:p>
      <text:h text:style-name="P95" text:outline-level="1"><text:bookmark-start text:name="_Toc228474500"/>Who?<text:bookmark-end text:name="_Toc228474500"/></text:h>
      <text:h text:style-name="P96" text:outline-level="2"><text:bookmark-start text:name="_Toc228474501"/>Primary users<text:bookmark-end text:name="_Toc228474501"/></text:h>
      <text:p text:style-name="P97">The primary users are people who want outfit inspiration or support when combining clothing items. This may include users deciding what to wear from their wardrobe or users browsing fashion items online.</text:p>
      <text:p text:style-name="P98">Technical stakeholders</text:p>
      <text:p text:style-name="P99">The project may also be relevant for online fashion platforms or developers working on recommendation systems. For these stakeholders, the value is in understanding how visual item compatibility can be used to create more useful and interactive fashion recommendation features.</text:p>
      <text:h text:style-name="P100" text:outline-level="1"><text:bookmark-start text:name="_Toc228474502"/>Domain Understanding<text:bookmark-end text:name="_Toc228474502"/></text:h>
      <text:h text:style-name="P101" text:outline-level="2"><text:bookmark-start text:name="_Toc228474503"/>The problem in fashion recommendation<text:bookmark-end text:name="_Toc228474503"/></text:h>
      <text:p text:style-name="P102">In fashion, users can easily find individual clothing items, but they often struggle to combine them into complete outfits. This applies both to users browsing online stores and users selecting items from their own wardrobe. The core challenge is not only selecting appealing items, but understanding how they combine into coherent outfits.</text:p>
      <text:h text:style-name="P103" text:outline-level="2"><text:bookmark-start text:name="_Toc228474504"/><text:soft-page-break/>Why outfit compatibility is difficult<text:bookmark-end text:name="_Toc228474504"/></text:h>
      <text:p text:style-name="Normal"><text:span text:style-name="T104">Outfit compatibility is difficult because it depends on multiple factors, including clothing type, color, style, and context. For example, a combination that works in a casual setting may not be appropriate for a formal situation. In addition, compatibility is subjective, meaning that more than one combination may be considered valid.</text:span><text:span text:style-name="T105"><text:line-break/></text:span><text:span text:style-name="T106"><text:line-break/>Another important challenge is that compatibility is not the same as visual similarity. Two items may look similar but not fit well together in an outfit. For example, two formal items may not match a casual item, even if they share visual features. This makes the problem more complex than standard image similarity tasks.<text:s/></text:span><text:span text:style-name="T107">(Yang et al., 2020)</text:span></text:p>
      <text:p text:style-name="P108">Stakeholder feedback confirms that compatibility also depends on non-visual factors such as texture, proportions, and stylistic consistency. This reinforces that the problem cannot be solved using simple similarity-based methods.</text:p>
      <text:h text:style-name="P109" text:outline-level="2"><text:bookmark-start text:name="_Toc228474505"/>Why machine learning is relevant<text:bookmark-end text:name="_Toc228474505"/></text:h>
      <text:p text:style-name="Normal"><text:span text:style-name="T110">Machine learning is relevant because these compatibility relationships are difficult to define using simple rules. While basic rules can capture some patterns, they cannot fully represent the variety and complexity of real-world outfits. Machine learning models can learn patterns from data and identify relationships between items that are not explicitly defined. This approach is commonly used in research on outfit recommendation and compatibility modeling.<text:s/></text:span><text:span text:style-name="T111">(Cucurull et al., 2019; Ding et al., 2023)</text:span></text:p>
      <text:h text:style-name="P112" text:outline-level="2"><text:bookmark-start text:name="_Toc228474506"/>Project scope<text:bookmark-end text:name="_Toc228474506"/></text:h>
      <text:p text:style-name="P113">This project focuses on learning basic compatibility between clothing items based on their type and visual features. The system will recommend a small set of items that could complement a given input item.<text:line-break/><text:line-break/>The project does not include advanced features such as personalization, occasion-based recommendations, or trend analysis. These aspects are outside the scope of the current challenge and are left for future work.</text:p>
      <text:h text:style-name="P114" text:outline-level="2"><text:bookmark-start text:name="_Toc228474507"/>Selected categories and styles<text:bookmark-end text:name="_Toc228474507"/></text:h>
      <text:p text:style-name="P115">The project focuses on a limited set of clothing categories, including t-shirts, pants, shoes, and jackets. These categories were chosen because they represent common elements of everyday outfits and allow the system to model basic outfit combinations in a structured way.<text:line-break/><text:line-break/>The selection also helps keep the scope of the project manageable while still covering meaningful compatibility relationships between items. In addition, these categories are visually distinct and easier to classify, which supports the development of reliable baseline models.<text:line-break/><text:line-break/>A limited set of style labels is also used to provide additional structure for the recommendation system. The style labels used include categories such as casual, formal, gothic, and streetwear. This simplifies the problem while still allowing the system to capture differences in clothing appearance and compatibility.</text:p>
      <text:h text:style-name="P116" text:outline-level="1"><text:bookmark-start text:name="_Toc228474508"/><text:soft-page-break/>Analytic Approach<text:bookmark-end text:name="_Toc228474508"/></text:h>
      <text:h text:style-name="P117" text:outline-level="2"><text:bookmark-start text:name="_Toc228474509"/>System components<text:bookmark-end text:name="_Toc228474509"/></text:h>
      <text:p text:style-name="P118">The project is developed as a combination of classification models and recommendation logic. First, models are trained to classify clothing items based on their type (e.g. t-shirt, pants, shoes, jacket) and style (casual, gothic, formal, streetwear). These models provide structured information about each item that can be used in later stages.</text:p>
      <text:h text:style-name="P119" text:outline-level="2"><text:bookmark-start text:name="_Toc228474510"/>Data preparation<text:bookmark-end text:name="_Toc228474510"/></text:h>
      <text:p text:style-name="P120">The project uses a dataset of clothing images that is manually organized according to the selected clothing categories and style labels. This structured dataset is used to train the classification models and support the recommendation process.<text:line-break/><text:line-break/>In addition to the main dataset, a separate real-world test set is created manually. This test set is intended to evaluate how well the system performs on more realistic and varied images, such as worn clothing, cluttered backgrounds, and different lighting conditions.</text:p>
      <text:h text:style-name="P121" text:outline-level="2"><text:bookmark-start text:name="_Toc228474511"/>Recommendation approach<text:bookmark-end text:name="_Toc228474511"/></text:h>
      <text:p text:style-name="P122">The recommendation system is implemented in two stages. The first approach is a rule-based system that suggests items based on predefined compatibility rules between clothing types. This serves as a baseline to verify whether simple logic can produce reasonable outfit combinations.</text:p>
      <text:p text:style-name="P123">The second approach uses visual embeddings to represent clothing items and measure relationships between them. These embeddings allow the system to recommend items based on learned visual and relational patterns, rather than only predefined rules.</text:p>
      <text:h text:style-name="P124" text:outline-level="2"><text:bookmark-start text:name="_Toc228474512"/>Evaluation strategy<text:bookmark-end text:name="_Toc228474512"/></text:h>
      <text:p text:style-name="Normal"><text:span text:style-name="T125">The system is evaluated at multiple levels. The classification models are evaluated using standard metrics such as<text:s/></text:span><text:span text:style-name="T126">accuracy</text:span><text:span text:style-name="T127"><text:s/>and<text:s/></text:span><text:span text:style-name="T128">confusion</text:span><text:span text:style-name="T129"><text:s/>matrices to assess their performance.</text:span></text:p>
      <text:p text:style-name="P130">The recommendation system is evaluated by generating a small set of suggested items for a given input and assessing whether the suggestions match the expected clothing categories and appear visually coherent. Because outfit compatibility is subjective, the evaluation focuses on plausibility and consistency rather than a single correct answer.</text:p>
      <text:p text:style-name="P131">A recommendation is considered good if the suggested items form a consistent outfit in terms of type (e.g. top + bottom + shoes) and overall style.</text:p>
      <text:p text:style-name="P132">A separate real-world test set will be used to evaluate how well the system generalizes to more complex and realistic scenarios, including worn clothing, varied lighting conditions, and cluttered backgrounds.</text:p>
      <text:p text:style-name="P133">The system is considered successful if it consistently generates plausible outfit combinations that follow basic clothing structure (e.g. top, bottom, shoes) and maintain overall stylistic coherence.</text:p>
      <text:h text:style-name="P134" text:outline-level="1"><text:bookmark-start text:name="_Toc228474513"/><text:soft-page-break/>When?<text:bookmark-end text:name="_Toc228474513"/></text:h>
      <text:p text:style-name="P135">The project does not follow a strict week-by-week planning structure. Instead, it follows an iterative cycle because machine learning development depends heavily on experiment results. Each cycle consists of four steps: preparing or improving the data, developing or adjusting a model or recommendation method, evaluating the result, and deciding what needs to be improved next.<text:line-break/><text:line-break/>The cycles are planned around the main project components:</text:p>
      <text:list text:style-name="LFO2" text:continue-numbering="true">
        <text:list-item>
          <text:p text:style-name="P136">Dataset preparation and baseline classification</text:p>
        </text:list-item>
        <text:list-item>
          <text:p text:style-name="P137">Rule-based recommendation baseline</text:p>
        </text:list-item>
        <text:list-item>
          <text:p text:style-name="P138">Embedding-based recommendation approach</text:p>
        </text:list-item>
        <text:list-item>
          <text:p text:style-name="P139">Real-world test set evaluation</text:p>
        </text:list-item>
        <text:list-item>
          <text:p text:style-name="P140">Final interpretation, improvement, and documentation</text:p>
        </text:list-item>
      </text:list>
      <text:p text:style-name="P141">This approach allows the project to stay flexible while still keeping a clear development direction before the final delivery date of 21.06.2026.</text:p>
      <text:h text:style-name="P142" text:outline-level="1"><text:bookmark-start text:name="_Toc228474514"/>How?<text:bookmark-end text:name="_Toc228474514"/></text:h>
      <text:p text:style-name="P143">The system is implemented as a combination of data processing, machine learning models, and recommendation logic. Clothing images are used as input data, from which relevant visual and categorical information is extracted.<text:line-break/><text:line-break/>This information is then used by the recommendation system to generate compatible item suggestions. The system combines rule-based logic and embedding-based methods to produce a small set of recommendations for a given input item.<text:line-break/><text:line-break/>The implementation is developed iteratively, allowing components to be tested, evaluated, and refined over time.</text:p>
      <text:h text:style-name="P144" text:outline-level="1"><text:bookmark-start text:name="_Toc228474515"/>Stakeholders<text:bookmark-end text:name="_Toc228474515"/></text:h>
      <text:h text:style-name="P145" text:outline-level="2"><text:bookmark-start text:name="_Toc228474516"/>Identified stakeholders<text:bookmark-end text:name="_Toc228474516"/></text:h>
      <text:p text:style-name="P146">For this project, two types of stakeholders are considered.<text:line-break/><text:line-break/>The first stakeholder group consists of end-users who are looking for outfit inspiration or support when combining clothing items. These users may struggle with deciding what to wear or how to match items from their wardrobe.<text:line-break/><text:line-break/>The second stakeholder group consists of technical stakeholders, such as developers or researchers interested in recommendation systems. These stakeholders are interested in how compatibility between items can be modeled and how such a system can be implemented effectively.</text:p>
      <text:h text:style-name="P147" text:outline-level="2"><text:bookmark-start text:name="_Toc228474517"/><text:soft-page-break/>Stakeholder needs and expectations<text:bookmark-end text:name="_Toc228474517"/></text:h>
      <text:p text:style-name="P148">End-users expect the system to provide recommendations that are visually coherent and useful in real-life situations. The suggestions should be easy to understand and should help reduce the effort of creating an outfit.<text:line-break/><text:line-break/>Technical stakeholders expect the system to be logically structured, with a clear approach to modeling compatibility and evaluating results. They may also expect transparency in how recommendations are generated.</text:p>
      <text:h text:style-name="P149" text:outline-level="2"><text:bookmark-start text:name="_Toc228474518"/>Validation approach<text:bookmark-end text:name="_Toc228474518"/></text:h>
      <text:p text:style-name="P150">The system will be validated using feedback from both stakeholder groups. End-users will be asked to evaluate whether the recommended outfits are reasonable and useful. Technical stakeholders will provide feedback on the approach, evaluation methods, and overall system design.<text:line-break/><text:line-break/>This feedback will be used to identify limitations and guide further improvements of the system.</text:p>
      <text:h text:style-name="P151" text:outline-level="2"><text:bookmark-start text:name="_Toc228474519"/>Stakeholder Feedback<text:bookmark-end text:name="_Toc228474519"/></text:h>
      <text:p text:style-name="Normal"><text:span text:style-name="T152">Feedback from a fashion student confirmed that starting from a single item and recommending complementary items is a realistic and practical approach.</text:span><text:span text:style-name="T153"><text:line-break/></text:span><text:span text:style-name="T154"><text:line-break/>The stakeholder emphasized that compatibility is not the same as visual similarity. Items must be consistent in style, context, and overall impression. Factors such as color palette, textile texture, and proportions also influence whether an outfit works.</text:span><text:span text:style-name="T155"><text:line-break/></text:span><text:span text:style-name="T156"><text:line-break/>Context was identified as a key factor, as outfits depend on occasion and the impression the wearer wants to convey. Personal factors such as body type and skin tone were also mentioned, but are<text:s/></text:span><text:span text:style-name="T157">outside</text:span><text:span text:style-name="T158"><text:s/>the scope of this project.</text:span></text:p>
      <text:h text:style-name="P159" text:outline-level="2"><text:bookmark-start text:name="_Toc228474520"/>User Feedback<text:bookmark-end text:name="_Toc228474520"/></text:h>
      <text:p text:style-name="P160">Feedback from a regular user indicates that trust in the system depends on whether recommendations are perceived as based on expert knowledge. The user expects the system to reflect principles used by fashion professionals, such as understanding of color, patterns, and combinations.<text:line-break/><text:line-break/>The user also expressed a preference for more detailed recommendations, including variation in style and consideration of occasion. This suggests that while basic compatibility is useful, there is interest in more context-aware and exploratory recommendations.</text:p>
      <text:h text:style-name="P161" text:outline-level="1"><text:bookmark-start text:name="_Toc228474521"/>Risks and Limitations<text:bookmark-end text:name="_Toc228474521"/></text:h>
      <text:p text:style-name="P162">This project has several limitations. First, outfit compatibility is inherently subjective, meaning that more than one recommendation may be valid for the same input. As a result, the system cannot guarantee a single correct answer, and evaluation is based on plausibility rather than correctness.</text:p>
      <text:soft-page-break/>
      <text:p text:style-name="P163">Another limitation is the dataset. The available data may not fully represent the diversity of real-world clothing styles, combinations, and contexts. This can lead to biased or limited recommendations, especially when the system is applied to new or unseen scenarios.</text:p>
      <text:p text:style-name="P164">From a technical perspective, the models may struggle to generalize to more complex or noisy real-world images, such as worn clothing, cluttered backgrounds, or unusual lighting conditions. This may reduce performance compared to results on cleaner datasets.</text:p>
      <text:p text:style-name="P165">In addition, the evaluation of the recommendation system is partly subjective, which makes it difficult to measure performance using fully objective metrics. This limits the ability to directly compare results in a strict quantitative way.</text:p>
      <text:p text:style-name="P166">Stakeholder feedback also highlights that outfit quality depends on the person wearing it (e.g. body type, skin tone, intended impression). Since this project does not include user-specific data, recommendations are evaluated at item level only, which reduces realism.</text:p>
      <text:p text:style-name="P167">The system does not include personalization, occasion-based recommendations, or trend awareness, which limits real-world applicability.</text:p>
      <text:h text:style-name="P168" text:outline-level="1"><text:bookmark-start text:name="_Toc228474522"/>Future Work<text:bookmark-end text:name="_Toc228474522"/></text:h>
      <text:p text:style-name="P169">Future improvements could include personalization (e.g. body type, style preferences) and context-aware recommendations based on occasion or setting. In addition, incorporating expert knowledge into the recommendation logic could improve user trust and perceived quality.</text:p>
      <text:h text:style-name="P170" text:outline-level="1"><text:bookmark-start text:name="_Toc228474523"/>References<text:bookmark-end text:name="_Toc228474523"/></text:h>
      <text:p text:style-name="P171">Yang, X., et al. (2020)<text:tab/></text:p>
      <text:p text:style-name="Normal"><text:span text:style-name="T172">Learning Tuple Compatibility for Conditional Outfit Recommendation</text:span><text:span text:style-name="T173">.<text:s/></text:span><text:a xlink:href="https://arxiv.org/pdf/2008.08189" office:target-frame-name="_top" xlink:show="replace"><text:span text:style-name="T174">https://arxiv.org/pdf/2008.08189</text:span></text:a></text:p>
      <text:p text:style-name="P175">Ding, Y., et al. (2023)</text:p>
      <text:p text:style-name="Normal"><text:span text:style-name="T176">Computational Technologies for Fashion Recommendation: A Survey.<text:s/></text:span><text:a xlink:href="https://arxiv.org/pdf/2306.03395" office:target-frame-name="_top" xlink:show="replace"><text:span text:style-name="T177">https://arxiv.org/p</text:span><text:bookmark-start text:name="_Hlt228373855"/><text:bookmark-start text:name="_Hlt228373856"/><text:span text:style-name="T178">d</text:span><text:bookmark-end text:name="_Hlt228373855"/><text:bookmark-end text:name="_Hlt228373856"/><text:span text:style-name="T179">f/2306.03395</text:span></text:a></text:p>
      <text:p text:style-name="P180">Cucurull, G., et al. (2019)</text:p>
      <text:p text:style-name="Normal"><text:span text:style-name="T181">Context-Aware Visual Compatibility Prediction</text:span><text:span text:style-name="T182">.<text:s/></text:span><text:a xlink:href="https://arxiv.org/pdf/1902.03646" office:target-frame-name="_top" xlink:show="replace"><text:span text:style-name="T183">https://arxiv.org/pdf/1902.03646</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Proposal</dc:title>
    <dc:description/>
    <dc:subject>Challenge: Fashion Outfit Recommendation with the use of AI</dc:subject>
    <meta:initial-creator>Malamski,Dimitar D.S.</meta:initial-creator>
    <dc:creator>Malamski,Dimitar D.S.</dc:creator>
    <meta:creation-date>2026-04-07T16:35:00Z</meta:creation-date>
    <dc:date>2026-04-30T18:48:00Z</dc:date>
    <meta:template xlink:href="Normal.dotm" xlink:type="simple"/>
    <meta:editing-cycles>163</meta:editing-cycles>
    <meta:editing-duration>PT34980S</meta:editing-duration>
    <meta:document-statistic meta:page-count="10" meta:paragraph-count="37" meta:word-count="2772" meta:character-count="18541" meta:row-count="131" meta:non-whitespace-character-count="15806"/>
  </office:meta>
</office:document-meta>
</file>